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List_20_Paragraph" style:list-style-name="WWNum1"/>
    <style:style style:name="P2" style:family="paragraph" style:parent-style-name="Standard">
      <style:paragraph-properties fo:text-align="justify" style:justify-single-word="false"/>
      <style:text-properties fo:font-weight="bold" officeooo:rsid="001abfda" officeooo:paragraph-rsid="001abfda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officeooo:rsid="001abfda" officeooo:paragraph-rsid="001abfda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margin-left="1.249cm" fo:text-align="justify" style:justify-single-word="false" fo:text-indent="0cm" style:auto-text-indent="fals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lan de empresa_Presupuesto de tesorería:</text:p>
      <text:p text:style-name="Standard"/>
      <text:p text:style-name="Standard">Basándote en el ejemplo <text:s/>del aula virtual elabora un presupuesto de tesorería:</text:p>
      <text:list text:style-name="WWNum1">
        <text:list-item>
          <text:p text:style-name="P1">Realiza el enunciado de las estimaciones <text:s/>por departamentos de la empresa.</text:p>
        </text:list-item>
        <text:list-item>
          <text:p text:style-name="P1">Elabora para cada departamento <text:s text:c="2"/>un resumen <text:s text:c="2"/>de la información <text:s/>que has para todo <text:s/>el ejercicio económico de tu idea de negocio.</text:p>
        </text:list-item>
        <text:list-item>
          <text:p text:style-name="P1">Elabora el resumen total del presupuesto de tesorería <text:s/>anual partiendo de un saldo inicial de <text:s text:c="2"/>5000 euros</text:p>
        </text:list-item>
        <text:list-item>
          <text:p text:style-name="P1">Explica <text:s text:c="2"/>cómo <text:s/>le darás el mejor uso y utilizarás el saldo final de diciembre de tu presupuesto de tesorería</text:p>
        </text:list-item>
        <text:list-item>
          <text:p text:style-name="P1">Elabora <text:s/>la previsión futura para el año siguiente.</text:p>
        </text:list-item>
      </text:list>
      <text:p text:style-name="P2">1)</text:p>
      <text:p text:style-name="P5"><text:span text:style-name="T1">Departamento de Desarrollo de Aplicaciones Móviles:</text:span></text:p>
      <text:p text:style-name="P6">Estimaciones de costos relacionados con el desarrollo de aplicaciones móviles a medida para clientes.</text:p>
      <text:p text:style-name="P6">Incluye gastos de personal, herramientas de desarrollo, software, licencias y otros recursos necesarios para el desarrollo de aplicaciones.</text:p>
      <text:p text:style-name="P5"><text:span text:style-name="T1">Departamento de Diseño y UX/UI:</text:span></text:p>
      <text:p text:style-name="P6">Estimaciones de costos asociados con el diseño de interfaces de usuario y la experiencia de usuario para las aplicaciones móviles.</text:p>
      <text:p text:style-name="P6">Incluye gastos de personal, herramientas de diseño, software y otros recursos necesarios para crear interfaces intuitivas y atractivas.</text:p>
      <text:p text:style-name="P5"><text:span text:style-name="T1">Departamento de Ventas y Marketing:</text:span></text:p>
      <text:p text:style-name="P6">Estimaciones de costos relacionados con actividades de ventas y marketing para promover los servicios de desarrollo de aplicaciones móviles.</text:p>
      <text:p text:style-name="P6">Incluye salarios de personal de ventas y marketing, publicidad, promociones, participación en eventos y otras estrategias de marketing.</text:p>
      <text:p text:style-name="P5"><text:span text:style-name="T1">Departamento de Administración y Finanzas:</text:span></text:p>
      <text:p text:style-name="P6">Estimaciones de costos asociados con la gestión administrativa y financiera de la empresa.</text:p>
      <text:p text:style-name="P6">Incluye salarios de personal administrativo, costos de oficina, servicios públicos, software de contabilidad y otros gastos administrativos y financieros.</text:p>
      <text:p text:style-name="P6"/>
      <text:p text:style-name="P5"/>
      <text:p text:style-name="P5"/>
      <text:p text:style-name="P5"/>
      <text:p text:style-name="P5"><text:soft-page-break/></text:p>
      <text:p text:style-name="P4"><text:span text:style-name="T1">2)</text:span></text:p>
      <text:p text:style-name="P5"><text:span text:style-name="T1">Departamento de Desarrollo de Aplicaciones Móviles:</text:span></text:p>
      <text:p text:style-name="P6">Costos estimados de desarrollo de aplicaciones móviles para clientes.</text:p>
      <text:p text:style-name="P6">Detalles de recursos humanos, herramientas y software utilizados para el desarrollo.</text:p>
      <text:p text:style-name="P6">Proyectos específicos y sus presupuestos asociados.</text:p>
      <text:p text:style-name="P3">Departamento de Diseño y UX/UI:</text:p>
      <text:p text:style-name="P6">Costos estimados de diseño de interfaces de usuario y experiencia de usuario.</text:p>
      <text:p text:style-name="P6">Descripción de herramientas y software utilizados para el diseño.</text:p>
      <text:p text:style-name="P6">Ejemplos de diseños realizados y sus presupuestos asociados.</text:p>
      <text:p text:style-name="P5"><text:span text:style-name="T1">Departamento de Ventas y Marketing:</text:span></text:p>
      <text:p text:style-name="P6">Presupuesto para actividades de ventas y marketing.</text:p>
      <text:p text:style-name="P6">Estrategias de marketing utilizadas y sus costos asociados.</text:p>
      <text:p text:style-name="P6">Resultados de campañas anteriores y proyecciones para nuevas campañas.</text:p>
      <text:p text:style-name="P5"><text:span text:style-name="T1">Departamento de Administración y Finanzas:</text:span></text:p>
      <text:p text:style-name="P6">Gastos operativos relacionados con la gestión administrativa y financiera.</text:p>
      <text:p text:style-name="P6">Detalles de la nómina, costos de oficina, servicios públicos y otros gastos administrativos.</text:p>
      <text:p text:style-name="P6">Estado financiero de la empresa y análisis de rentabilidad.</text:p>
      <text:p text:style-name="P5"/>
      <text:p text:style-name="P3">El saldo final de diciembre del presupuesto de tesorería se utilizará de la siguiente manera:</text:p>
      <text:p text:style-name="P5">Se destinará una parte para reinversión en la empresa, como expansión de servicios, actualización de tecnología o contratación de personal adicional si es necesario.</text:p>
      <text:p text:style-name="P5">Se reservará una porción para posibles contingencias o emergencias.</text:p>
      <text:p text:style-name="P5">Se distribuirá una parte como dividendos entre los accionistas, si corresponde.</text:p>
      <text:p text:style-name="P5">Se evaluarán oportunidades de inversión externa que puedan generar un retorno positivo para la empres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Default_20_Paragraph_20_Font_20__28_WW_29_" style:display-name="Default Paragraph Font (WW)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ónica</meta:initial-creator>
    <meta:editing-cycles>4</meta:editing-cycles>
    <meta:creation-date>2024-02-19T15:29:00</meta:creation-date>
    <dc:date>2024-02-25T20:15:19.260000000</dc:date>
    <meta:editing-duration>PT21M47S</meta:editing-duration>
    <meta:generator>LibreOffice/7.6.2.1$Windows_X86_64 LibreOffice_project/56f7684011345957bbf33a7ee678afaf4d2ba333</meta:generator>
    <meta:document-statistic meta:table-count="0" meta:image-count="0" meta:object-count="0" meta:page-count="2" meta:paragraph-count="42" meta:word-count="465" meta:character-count="3262" meta:non-whitespace-character-count="2829"/>
    <meta:user-defined meta:name="AppVersion">16.0000</meta:user-defined>
    <meta:template xlink:type="simple" xlink:actuate="onRequest" xlink:title="Normal.dotm" xlink:href=""/>
  </office:meta>
</office:document-meta>
</file>